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8.1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ot_Motor-Controller-PCB_BOM_v0.1a" table:style-name="ta1" table:print-ranges="'Blot_Motor-Controller-PCB_BOM_v0.1a'.A1:'Blot_Motor-Controller-PCB_BOM_v0.1a'.F3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Qty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C146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C146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C8, C13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611986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6, C11, C15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51940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, C1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10685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, C16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blot-footprints:CAP-SMD_BD6.3-L6.6-W6.6-LS7.3-FD</text:p>
          </table:table-cell>
          <table:table-cell/>
          <table:table-cell office:value-type="string" calcext:value-type="string">
            <text:p>C474796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, C10, C14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309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D4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29438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_SMD:LED_0603_1608Metric</text:p>
          </table:table-cell>
          <table:table-cell/>
          <table:table-cell office:value-type="string" calcext:value-type="string">
            <text:p>C9658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LED_SMD:LED_0603_1608Metric</text:p>
          </table:table-cell>
          <table:table-cell/>
          <table:table-cell office:value-type="string" calcext:value-type="string">
            <text:p>C9658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/>
          <table:table-cell office:value-type="string" calcext:value-type="string">
            <text:p>C2691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Inductor_SMD:L_1206_3216Metric</text:p>
          </table:table-cell>
          <table:table-cell/>
          <table:table-cell office:value-type="string" calcext:value-type="string">
            <text:p>C52974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-C Power</text:p>
          </table:table-cell>
          <table:table-cell office:value-type="string" calcext:value-type="string">
            <text:p>Connector_USB:USB_C_Receptacle_HRO_TYPE-C-31-M-12</text:p>
          </table:table-cell>
          <table:table-cell/>
          <table:table-cell office:value-type="string" calcext:value-type="string">
            <text:p>C27651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J7</text:p>
          </table:table-cell>
          <table:table-cell office:value-type="string" calcext:value-type="string">
            <text:p>Motor Conn</text:p>
          </table:table-cell>
          <table:table-cell office:value-type="string" calcext:value-type="string">
            <text:p>blot-footprints:CONN-SMD_4P-P1.25_533980471</text:p>
          </table:table-cell>
          <table:table-cell/>
          <table:table-cell office:value-type="string" calcext:value-type="string">
            <text:p>C284539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C53392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blot-footprints:L1008</text:p>
          </table:table-cell>
          <table:table-cell/>
          <table:table-cell office:value-type="string" calcext:value-type="string">
            <text:p>C51593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blot-footprints:SOT-23-6_L2.9-W1.6-P0.95-LS2.8-BR</text:p>
          </table:table-cell>
          <table:table-cell/>
          <table:table-cell office:value-type="string" calcext:value-type="string">
            <text:p>C14836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HXY2101EI</text:p>
          </table:table-cell>
          <table:table-cell office:value-type="string" calcext:value-type="string">
            <text:p>blot-footprints:SOT-323-3_L2.1-W1.3-P1.30-LS2.3-BL</text:p>
          </table:table-cell>
          <table:table-cell/>
          <table:table-cell office:value-type="string" calcext:value-type="string">
            <text:p>C51486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6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28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-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18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, R1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284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-R9, 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1467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, 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982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1146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308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1377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2279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V1, RV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blot-footprints:RES-ADJ-SMD_3P-L3.0-W3.8-P1.75-BR</text:p>
          </table:table-cell>
          <table:table-cell/>
          <table:table-cell office:value-type="string" calcext:value-type="string">
            <text:p>C633133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MST22D18G2 125</text:p>
          </table:table-cell>
          <table:table-cell office:value-type="string" calcext:value-type="string">
            <text:p>blot-footprints:SW-SMD_MST22D18G2</text:p>
          </table:table-cell>
          <table:table-cell/>
          <table:table-cell office:value-type="string" calcext:value-type="string">
            <text:p>C290628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lot-footprints:SW_SMD_SPST_5x3</text:p>
          </table:table-cell>
          <table:table-cell/>
          <table:table-cell office:value-type="string" calcext:value-type="string">
            <text:p>C8436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AC5571IDBVR</text:p>
          </table:table-cell>
          <table:table-cell office:value-type="string" calcext:value-type="string">
            <text:p>easyeda2kicad:SOT-23-6_L2.9-W1.6-P0.95-LS2.8-BR</text:p>
          </table:table-cell>
          <table:table-cell/>
          <table:table-cell office:value-type="string" calcext:value-type="string">
            <text:p>C240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U5</text:p>
          </table:table-cell>
          <table:table-cell office:value-type="string" calcext:value-type="string">
            <text:p>DRV8428RTER</text:p>
          </table:table-cell>
          <table:table-cell office:value-type="string" calcext:value-type="string">
            <text:p>blot-footprints:WQFN-16_L3.0-W3.0-P0.50-BL-EP1.7</text:p>
          </table:table-cell>
          <table:table-cell/>
          <table:table-cell office:value-type="string" calcext:value-type="string">
            <text:p>C285795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FP6291LR-G1</text:p>
          </table:table-cell>
          <table:table-cell office:value-type="string" calcext:value-type="string">
            <text:p>blot-footprints:SOT-23-6_L2.9-W1.6-P0.95-LS2.8-BR</text:p>
          </table:table-cell>
          <table:table-cell/>
          <table:table-cell office:value-type="string" calcext:value-type="string">
            <text:p>C1870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RP2040 XIAO</text:p>
          </table:table-cell>
          <table:table-cell office:value-type="string" calcext:value-type="string">
            <text:p>blot-footprints:QTPYXIAORP204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3-10T13:59:59.727732557</meta:print-date>
    <dc:date>2024-03-10T16:56:33.042081854</dc:date>
    <meta:editing-duration>PT2H50M16S</meta:editing-duration>
    <meta:editing-cycles>1</meta:editing-cycles>
    <meta:document-statistic meta:table-count="1" meta:cell-count="178" meta:object-count="0"/>
    <meta:generator>LibreOffice/7.3.7.2$Linux_X86_64 LibreOffice_project/30$Build-2</meta:generator>
  </office:meta>
</office:document-meta>
</file>